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EB000001ADF6528FD45035E924.png" manifest:media-type="image/png"/>
  <manifest:file-entry manifest:full-path="Pictures/10000000000002D40000030DDD89E034F9AEBDC7.png" manifest:media-type="image/png"/>
  <manifest:file-entry manifest:full-path="Pictures/10000000000002850000030926DCF4F4C47A5304.png" manifest:media-type="image/png"/>
  <manifest:file-entry manifest:full-path="Pictures/10000000000001540000009DE159B6533BB6CF02.png" manifest:media-type="image/png"/>
  <manifest:file-entry manifest:full-path="Pictures/10000000000002570000031AE077C0A28C100BD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b1bfc" officeooo:paragraph-rsid="000b1bfc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LIENT </text:p>
      <text:p text:style-name="P1"/>
      <text:p text:style-name="P1"/>
      <text:p text:style-name="P1"><draw:frame draw:style-name="fr3" draw:name="Image1" text:anchor-type="paragraph" svg:width="15.849cm" svg:height="21.008cm" draw:z-index="0"><draw:image xlink:href="Pictures/10000000000002570000031AE077C0A28C100BD8.png" xlink:type="simple" xlink:show="embed" xlink:actuate="onLoad" draw:mime-type="image/png"/></draw:frame></text:p>
      <text:p text:style-name="P1"/>
      <text:p text:style-name="P1"/>
      <text:p text:style-name="P1"><draw:frame draw:style-name="fr4" draw:name="Image2" text:anchor-type="paragraph" svg:x="0.243cm" svg:y="0.072cm" svg:width="8.996cm" svg:height="4.154cm" draw:z-index="1"><draw:image xlink:href="Pictures/10000000000001540000009DE159B6533BB6CF02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SERVER</text:p>
      <text:p text:style-name="P1"><draw:frame draw:style-name="fr3" draw:name="Image3" text:anchor-type="paragraph" svg:width="14.069cm" svg:height="16.947cm" draw:z-index="2"><draw:image xlink:href="Pictures/10000000000002850000030926DCF4F4C47A5304.png" xlink:type="simple" xlink:show="embed" xlink:actuate="onLoad" draw:mime-type="image/png"/></draw:frame></text:p>
      <text:p text:style-name="P1"/>
      <text:p text:style-name="P1"/>
      <text:p text:style-name="P1"><text:soft-page-break/></text:p>
      <text:p text:style-name="P1"><draw:frame draw:style-name="fr2" draw:name="Image4" text:anchor-type="paragraph" svg:width="17.59cm" svg:height="18.974cm" draw:z-index="3"><draw:image xlink:href="Pictures/10000000000002D40000030DDD89E034F9AEBDC7.png" xlink:type="simple" xlink:show="embed" xlink:actuate="onLoad" draw:mime-type="image/png"/></draw:frame></text:p>
      <text:p text:style-name="P1"/>
      <text:p text:style-name="P1"><draw:frame draw:style-name="fr1" draw:name="Image5" text:anchor-type="paragraph" svg:width="17.59cm" svg:height="10.1cm" draw:z-index="4"><draw:image xlink:href="Pictures/10000000000002EB000001ADF6528FD45035E924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5T09:25:45.898999584</meta:creation-date>
    <dc:date>2024-02-05T09:32:30.882663540</dc:date>
    <meta:editing-duration>PT6M45S</meta:editing-duration>
    <meta:editing-cycles>1</meta:editing-cycles>
    <meta:document-statistic meta:table-count="0" meta:image-count="5" meta:object-count="0" meta:page-count="4" meta:paragraph-count="2" meta:word-count="2" meta:character-count="13" meta:non-whitespace-character-count="12"/>
    <meta:generator>LibreOffice/7.0.4.2$Linux_X86_64 LibreOffice_project/00$Build-2</meta:generator>
  </office:meta>
</office:document-meta>
</file>